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2B000002BB58365E01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44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10.555cm" svg:x="0.256cm" svg:y="0.295cm">
          <draw:image xlink:href="Pictures/200000020000022B000002BB58365E01.eps" xlink:type="simple" xlink:show="embed" xlink:actuate="onLoad">
            <text:p/>
          </draw:image>
        </draw:frame>
        <draw:frame draw:style-name="gr2" draw:text-style-name="P3" draw:layer="layout" svg:width="1.687cm" svg:height="0.697cm" svg:x="5.552cm" svg:y="0.319cm">
          <draw:text-box>
            <text:p text:style-name="P2"><text:span text:style-name="T1">زبردستی بلند</text:span></text:p>
          </draw:text-box>
        </draw:frame>
        <draw:frame draw:style-name="gr2" draw:text-style-name="P3" draw:layer="layout" svg:width="1.905cm" svg:height="0.697cm" svg:x="5.715cm" svg:y="9.971cm">
          <draw:text-box>
            <text:p text:style-name="P2"><text:span text:style-name="T1">زبردستی پست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11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07-28T14:14:53</meta:creation-date>
    <dc:date>2012-07-28T15:16:58</dc:date>
    <dc:creator>kkk </dc:creator>
    <meta:editing-duration>PT8M23S</meta:editing-duration>
    <meta:editing-cycles>3</meta:editing-cycles>
    <meta:generator>LibreOffice/3.3$Linux LibreOffice_project/330m19$Build-401</meta:generator>
    <meta:document-statistic meta:object-count="3"/>
  </office:meta>
</office:document-meta>
</file>